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adea" svg:font-family="Calade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e9d02" officeooo:paragraph-rsid="000e9d02"/>
    </style:style>
    <style:style style:name="P2" style:family="paragraph" style:parent-style-name="Standard">
      <style:text-properties style:font-name="Courier New" fo:font-size="11pt" fo:language="pt" fo:country="BR" officeooo:rsid="000e9d02" officeooo:paragraph-rsid="000e9d02" style:font-size-asian="11pt"/>
    </style:style>
    <style:style style:name="P3" style:family="paragraph" style:parent-style-name="Standard">
      <style:text-properties style:font-name="Caladea" fo:font-size="11pt" fo:language="pt" fo:country="BR" style:font-size-asian="11pt"/>
    </style:style>
    <style:style style:name="P4" style:family="paragraph" style:parent-style-name="Standard">
      <style:text-properties style:font-name="Caladea" fo:font-size="11pt" fo:language="pt" fo:country="BR" officeooo:rsid="000e9d02" officeooo:paragraph-rsid="000e9d02" style:font-size-asian="11pt"/>
    </style:style>
    <style:style style:name="P5" style:family="paragraph" style:parent-style-name="Standard">
      <style:text-properties style:font-name="Caladea" fo:font-size="11pt" fo:language="pt" fo:country="BR" officeooo:rsid="000e9d02" style:font-size-asian="11pt"/>
    </style:style>
    <style:style style:name="P6" style:family="paragraph" style:parent-style-name="Standard" style:list-style-name="L1">
      <style:text-properties style:font-name="Caladea" fo:font-size="11pt" fo:language="pt" fo:country="BR" officeooo:rsid="000e9d02" officeooo:paragraph-rsid="000e9d02" style:font-size-asian="11pt"/>
    </style:style>
    <style:style style:name="P7" style:family="paragraph" style:parent-style-name="Standard">
      <style:paragraph-properties fo:text-align="center" style:justify-single-word="false"/>
      <style:text-properties style:font-name="Caladea" fo:font-size="11pt" fo:language="pt" fo:country="BR" officeooo:rsid="0012df08" officeooo:paragraph-rsid="0012df08" style:font-size-asian="11pt"/>
    </style:style>
    <style:style style:name="P8" style:family="paragraph" style:parent-style-name="Standard" style:list-style-name="L1">
      <style:text-properties style:font-name="Caladea" fo:font-size="11pt" fo:language="pt" fo:country="BR" officeooo:rsid="0012df08" officeooo:paragraph-rsid="0012df08" style:font-size-asian="11pt"/>
    </style:style>
    <style:style style:name="P9" style:family="paragraph" style:parent-style-name="Standard">
      <style:text-properties style:font-name="Caladea" fo:font-size="11pt" fo:language="pt" fo:country="BR" officeooo:paragraph-rsid="0012df08" style:font-size-asian="11pt"/>
    </style:style>
    <style:style style:name="P10" style:family="paragraph" style:parent-style-name="Standard">
      <style:text-properties style:font-name="Caladea" fo:font-size="11pt" fo:language="pt" fo:country="BR" fo:font-weight="normal" officeooo:rsid="000e9d02" officeooo:paragraph-rsid="000e9d02" style:font-size-asian="9.60000038146973pt" style:font-weight-asian="normal" style:font-size-complex="11pt" style:font-weight-complex="normal"/>
    </style:style>
    <style:style style:name="P11" style:family="paragraph" style:parent-style-name="Standard" style:list-style-name="L2">
      <style:text-properties style:font-name="Caladea" fo:font-size="11pt" fo:language="pt" fo:country="BR" fo:font-weight="normal" officeooo:rsid="000e9d02" officeooo:paragraph-rsid="000e9d02" style:font-size-asian="9.60000038146973pt" style:font-weight-asian="normal" style:font-size-complex="11pt" style:font-weight-complex="normal"/>
    </style:style>
    <style:style style:name="P12" style:family="paragraph" style:parent-style-name="Standard" style:list-style-name="L2">
      <style:text-properties style:font-name="Caladea" fo:font-size="11pt" fo:language="pt" fo:country="BR" fo:font-weight="normal" officeooo:rsid="000e9d02" officeooo:paragraph-rsid="001134c4" style:font-size-asian="9.60000038146973pt" style:font-weight-asian="normal" style:font-size-complex="11pt" style:font-weight-complex="normal"/>
    </style:style>
    <style:style style:name="P13" style:family="paragraph" style:parent-style-name="Standard">
      <style:text-properties style:font-name="Caladea" fo:font-size="11pt" fo:language="pt" fo:country="BR" fo:font-weight="normal" officeooo:rsid="000ef522" officeooo:paragraph-rsid="000ef522" style:font-size-asian="9.60000038146973pt" style:font-weight-asian="normal" style:font-size-complex="11pt" style:font-weight-complex="normal"/>
    </style:style>
    <style:style style:name="P14" style:family="paragraph" style:parent-style-name="Standard" style:list-style-name="L4">
      <style:text-properties style:font-name="Caladea" fo:font-size="11pt" fo:language="pt" fo:country="BR" fo:font-weight="normal" officeooo:rsid="001339c5" officeooo:paragraph-rsid="001339c5" style:font-size-asian="9.60000038146973pt" style:font-weight-asian="normal" style:font-size-complex="11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Caladea" fo:font-size="20pt" fo:language="pt" fo:country="BR" fo:font-weight="bold" officeooo:rsid="000e9d02" officeooo:paragraph-rsid="000e9d02" style:font-size-asian="20pt" style:font-weight-asian="bold" style:font-size-complex="20pt" style:font-weight-complex="bold"/>
    </style:style>
    <style:style style:name="P16" style:family="paragraph" style:parent-style-name="Standard">
      <style:text-properties style:font-name="Caladea" fo:font-size="13pt" fo:language="pt" fo:country="BR" fo:font-weight="bold" officeooo:rsid="000e9d02" officeooo:paragraph-rsid="000e9d02" style:font-size-asian="13pt" style:font-weight-asian="bold" style:font-size-complex="13pt" style:font-weight-complex="bold"/>
    </style:style>
    <style:style style:name="P17" style:family="paragraph" style:parent-style-name="Standard">
      <style:text-properties style:font-name="Caladea" fo:font-size="13pt" fo:language="pt" fo:country="BR" fo:font-weight="bold" officeooo:rsid="000e9d02" officeooo:paragraph-rsid="0012df08" style:font-size-asian="13pt" style:font-weight-asian="bold" style:font-size-complex="13pt" style:font-weight-complex="bold"/>
    </style:style>
    <style:style style:name="P18" style:family="paragraph" style:parent-style-name="Standard">
      <style:text-properties style:font-name="Caladea" fo:font-size="13pt" fo:language="pt" fo:country="BR" fo:font-weight="bold" officeooo:rsid="000e9d02" officeooo:paragraph-rsid="000e9d02" style:font-size-asian="11.3500003814697pt" style:font-weight-asian="bold" style:font-size-complex="13pt" style:font-weight-complex="bold"/>
    </style:style>
    <style:style style:name="P19" style:family="paragraph" style:parent-style-name="Standard">
      <style:text-properties officeooo:rsid="0012df08" officeooo:paragraph-rsid="0012df08"/>
    </style:style>
    <style:style style:name="P20" style:family="paragraph" style:parent-style-name="Standard">
      <style:text-properties officeooo:rsid="000e9d02" officeooo:paragraph-rsid="000e9d02"/>
    </style:style>
    <style:style style:name="T1" style:family="text">
      <style:text-properties officeooo:rsid="000e9d02"/>
    </style:style>
    <style:style style:name="T2" style:family="text">
      <style:text-properties style:font-name="Courier New" fo:font-size="11pt" fo:language="pt" fo:country="BR" style:font-size-asian="11pt"/>
    </style:style>
    <style:style style:name="T3" style:family="text">
      <style:text-properties style:font-name="Courier New" fo:font-size="11pt" fo:language="pt" fo:country="BR" officeooo:rsid="000ef522" style:font-size-asian="11pt"/>
    </style:style>
    <style:style style:name="T4" style:family="text">
      <style:text-properties style:font-name="Courier New" fo:font-size="11pt" fo:language="pt" fo:country="BR" officeooo:rsid="00139e17" style:font-size-asian="11pt"/>
    </style:style>
    <style:style style:name="T5" style:family="text">
      <style:text-properties officeooo:rsid="001134c4"/>
    </style:style>
    <style:style style:name="T6" style:family="text">
      <style:text-properties officeooo:rsid="0012a8a3"/>
    </style:style>
    <style:style style:name="T7" style:family="text">
      <style:text-properties officeooo:rsid="0012df08"/>
    </style:style>
    <style:style style:name="T8" style:family="text">
      <style:text-properties style:font-name="Caladea"/>
    </style:style>
    <style:style style:name="T9" style:family="text">
      <style:text-properties style:font-name="Caladea" fo:font-size="11pt" fo:language="pt" fo:country="BR" style:font-size-asian="11pt"/>
    </style:style>
    <style:style style:name="T10" style:family="text">
      <style:text-properties officeooo:rsid="001339c5"/>
    </style:style>
    <style:style style:name="T11" style:family="text">
      <style:text-properties officeooo:rsid="00139e1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//Briefing de Site de Empresa de Materiais de construção.</text:p>
      <text:p text:style-name="P1"><text:span text:style-name="T2">//</text:span><text:span text:style-name="T3">Não estou mostrando dados pessoais nem nome das empresas.</text:span></text:p>
      <text:p text:style-name="P1"><text:span text:style-name="T3">//</text:span><text:span text:style-name="T4">aluno João Victor</text:span></text:p>
      <text:p text:style-name="P3"/>
      <text:p text:style-name="P15">Briefing</text:p>
      <text:p text:style-name="P7">JoaoWebDisigner</text:p>
      <text:p text:style-name="P4">João Victor</text:p>
      <text:p text:style-name="P3">Desenvolvedor Web</text:p>
      <text:p text:style-name="P3">Telefone: (00) 0000-0000</text:p>
      <text:p text:style-name="Standard"><text:span text:style-name="T9">e-mail: </text:span><text:a xlink:type="simple" xlink:href="mailto:email@gmail.com" text:style-name="Internet_20_link" text:visited-style-name="Visited_20_Internet_20_Link"><text:span text:style-name="T8">email@gmail.com</text:span></text:a></text:p>
      <text:p text:style-name="P19"><text:span text:style-name="T8">instagram: @exemplo</text:span></text:p>
      <text:p text:style-name="P3"/>
      <text:p text:style-name="P16">Objetivos:</text:p>
      <text:p text:style-name="P16"><text:tab/></text:p>
      <text:p text:style-name="P9"><text:tab/><text:span text:style-name="T1">Oferecer à empresa um ambiente virtual com </text:span><text:span text:style-name="T7">intuito</text:span><text:span text:style-name="T1"> de facilitar a interação de cliente e <text:tab/>empresa. Com o ambiente virtual os clientes poderão </text:span><text:span text:style-name="T7">pesquisar e </text:span><text:span text:style-name="T1">encomendar produtos </text:span><text:span text:style-name="T7">com <text:tab/>facilidade</text:span><text:span text:style-name="T1">, indicar endereço, escolher forma de pagamento, </text:span><text:span text:style-name="T7">ver notícias de novos produtos e <text:tab/>descontos disponíveis</text:span><text:span text:style-name="T1">. </text:span></text:p>
      <text:p text:style-name="P9"><text:span text:style-name="T1"><text:tab/>E tende a facilitar também a interação dos funcionários </text:span><text:span text:style-name="T6">com o banco de dados dos itens <text:tab/>disponíveis, </text:span><text:span text:style-name="T7">inscrição de novos itens e verificar itens</text:span><text:span text:style-name="T6"> em falta</text:span><text:span text:style-name="T1">.</text:span></text:p>
      <text:p text:style-name="P3"/>
      <text:p text:style-name="P16">Ferramentas:</text:p>
      <text:p text:style-name="P16"/>
      <text:p text:style-name="P5"><text:tab/>Para a produção do site será utilizado de algumas ferramentas <text:span text:style-name="T7">para a estruturação, <text:tab/>funcionalidade e armazenamento de dados:</text:span></text:p>
      <text:p text:style-name="P5"/>
      <text:list xml:id="list728234994" text:style-name="L1">
        <text:list-item>
          <text:p text:style-name="P6">HTML para a estrutura básica do site.</text:p>
        </text:list-item>
        <text:list-item>
          <text:p text:style-name="P6">CSS e BOOTSTRAP para a estilização do site.</text:p>
        </text:list-item>
        <text:list-item>
          <text:p text:style-name="P6">MYSQL para o banco de dados</text:p>
        </text:list-item>
        <text:list-item>
          <text:p text:style-name="P8">AWS para hospedagem e processamento de dados.</text:p>
        </text:list-item>
      </text:list>
      <text:p text:style-name="P4"/>
      <text:p text:style-name="P17">Cronograma e <text:span text:style-name="T7">Orçamento</text:span>:</text:p>
      <text:p text:style-name="P16"><text:tab/></text:p>
      <text:p text:style-name="P10"><text:tab/>O projeto será entregue em partes:</text:p>
      <text:list xml:id="list2840905236" text:style-name="L2">
        <text:list-item>
          <text:p text:style-name="P11">Parte visual do site: Um Mês.</text:p>
        </text:list-item>
        <text:list-item>
          <text:p text:style-name="P12">Banco de dado dos itens de venda: Um Mês.</text:p>
        </text:list-item>
        <text:list-item>
          <text:p text:style-name="P12">Sistema de cadastro e Pedidos: Um Mês.</text:p>
        </text:list-item>
        <text:list-item>
          <text:p text:style-name="P12">Transação financeira: Um Mês.</text:p>
        </text:list-item>
      </text:list>
      <text:p text:style-name="P10"><text:tab/><text:span text:style-name="T5">Prazo: 4 meses.</text:span></text:p>
      <text:p text:style-name="P10"><text:tab/>Valor final: R$ 10.000,<text:span text:style-name="T7">00 </text:span></text:p>
      <text:p text:style-name="P10"/>
      <text:p text:style-name="P10"><text:tab/><text:span text:style-name="T7">Após a finalização do serviço o cliente tera periódico da hospedagem no serviço AWS e para o <text:tab/>direito do domínio do site que pode variar dependendo </text:span><text:span text:style-name="T10">do trafego no site.</text:span></text:p>
      <text:p text:style-name="P10"/>
      <text:p text:style-name="P18">Concorrentes:</text:p>
      <text:p text:style-name="P18"/>
      <text:p text:style-name="P13"><text:tab/><text:span text:style-name="T10">Na região existem outras empresas concorrentes que tem suas vantagens e desvantagens no <text:tab/>meio digital:</text:span></text:p>
      <text:p text:style-name="P13"/>
      <text:list xml:id="list2232095326" text:style-name="L4">
        <text:list-item>
          <text:p text:style-name="P14">Empresa1 – Mantém sua divulgação através de redes sociais, com um alcance limitado, e sem métodos de compra e encomenda online.</text:p>
          <text:p text:style-name="P14"/>
        </text:list-item>
        <text:list-item>
          <text:p text:style-name="P14">Empresa2 – <text:span text:style-name="T11">não dispõe de um website, nem divulgação online, sua popularidade é dada por compartilhamento oral dos clientes.</text:span></text:p>
        </text:list-item>
      </text:list>
      <text:p text:style-name="P13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adea" svg:font-family="Calade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2T11:06:29.111000000</meta:creation-date>
    <dc:date>2022-08-12T19:56:52.707000000</dc:date>
    <meta:editing-duration>PT15M47S</meta:editing-duration>
    <meta:editing-cycles>4</meta:editing-cycles>
    <meta:generator>LibreOffice/7.2.2.2$Windows_X86_64 LibreOffice_project/02b2acce88a210515b4a5bb2e46cbfb63fe97d56</meta:generator>
    <meta:document-statistic meta:table-count="0" meta:image-count="0" meta:object-count="0" meta:page-count="2" meta:paragraph-count="35" meta:word-count="288" meta:character-count="1786" meta:non-whitespace-character-count="1520"/>
  </office:meta>
</office:document-meta>
</file>